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Waree" svg:font-family="Ware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87d" officeooo:paragraph-rsid="000fd87d"/>
    </style:style>
    <style:style style:name="P2" style:family="paragraph" style:parent-style-name="Standard">
      <style:text-properties officeooo:rsid="000fd87d" officeooo:paragraph-rsid="001087a9"/>
    </style:style>
    <style:style style:name="P3" style:family="paragraph" style:parent-style-name="Standard">
      <style:text-properties officeooo:rsid="001087a9" officeooo:paragraph-rsid="001087a9"/>
    </style:style>
    <style:style style:name="P4" style:family="paragraph" style:parent-style-name="Standard">
      <style:text-properties officeooo:rsid="0012e9b0" officeooo:paragraph-rsid="0012e9b0"/>
    </style:style>
    <style:style style:name="T1" style:family="text">
      <style:text-properties officeooo:rsid="001087a9"/>
    </style:style>
    <style:style style:name="T2" style:family="text">
      <style:text-properties officeooo:rsid="001117b6"/>
    </style:style>
    <style:style style:name="T3" style:family="text">
      <style:text-properties officeooo:rsid="0013e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09/27/2020</text:p>
      <text:p text:style-name="P1">Git MERGE vs REBASE</text:p>
      <text:p text:style-name="P1"><text:a xlink:type="simple" xlink:href="https://www.youtube.com/watch?v=CRlGDDprdOQ" text:style-name="Internet_20_link" text:visited-style-name="Visited_20_Internet_20_Link">https://www.youtube.com/watch?v=CRlGDDprdOQ</text:a> </text:p>
      <text:p text:style-name="P1">git merge --squash branch_name (it should be inside master)</text:p>
      <text:p text:style-name="P1"><text:tab/><text:span text:style-name="T1">1</text:span>– <text:span text:style-name="T1">it needs to execute “git commit” after the above command</text:span></text:p>
      <text:p text:style-name="P2"><text:tab/><text:span text:style-name="T1">2– the git log in master will show the commit above, not all the logs in the features because the usage of “--squash”.</text:span></text:p>
      <text:p text:style-name="P2"><text:tab/><text:span text:style-name="T2">3– BUT, if there was, say, 10 commits in the branch, it will be turned to only one in the master.</text:span></text:p>
      <text:p text:style-name="P3"><text:s/></text:p>
      <text:p text:style-name="P4">npm check and update package if needed</text:p>
      <text:p text:style-name="P4"><text:a xlink:type="simple" xlink:href="https://stackoverflow.com/questions/16525430/npm-check-and-update-package-if-needed" text:style-name="Internet_20_link" text:visited-style-name="Visited_20_Internet_20_Link">https://stackoverflow.com/questions/16525430/npm-check-and-update-package-if-needed</text:a> </text:p>
      <text:p text:style-name="P4">npm audit <text:span text:style-name="T3">(fix)</text:span></text:p>
      <text:p text:style-name="P4">npm outdated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Waree" svg:font-family="Ware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Waree" fo:font-family="Ware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Waree" fo:font-family="Waree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Waree" fo:font-family="Waree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Waree" fo:font-family="Waree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29T10:04:34.410051754</meta:creation-date>
    <dc:date>2020-09-29T11:02:37.784905552</dc:date>
    <meta:editing-duration>PT13M49S</meta:editing-duration>
    <meta:editing-cycles>3</meta:editing-cycles>
    <meta:generator>LibreOffice/6.4.1.2$Linux_X86_64 LibreOffice_project/4d224e95b98b138af42a64d84056446d09082932</meta:generator>
    <meta:document-statistic meta:table-count="0" meta:image-count="0" meta:object-count="0" meta:page-count="1" meta:paragraph-count="12" meta:word-count="86" meta:character-count="561" meta:non-whitespace-character-count="482"/>
  </office:meta>
</office:document-meta>
</file>